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82fd" officeooo:paragraph-rsid="001982fd"/>
    </style:style>
    <style:style style:name="P2" style:family="paragraph" style:parent-style-name="Standard">
      <style:text-properties fo:language="en" fo:country="US" officeooo:rsid="001ad4dc" officeooo:paragraph-rsid="001ad4dc"/>
    </style:style>
    <style:style style:name="P3" style:family="paragraph" style:parent-style-name="Standard">
      <style:text-properties fo:language="en" fo:country="US" officeooo:rsid="001caa22" officeooo:paragraph-rsid="001caa22"/>
    </style:style>
    <style:style style:name="P4" style:family="paragraph" style:parent-style-name="Standard">
      <style:text-properties fo:language="en" fo:country="US" officeooo:rsid="001caa22" officeooo:paragraph-rsid="001caa22"/>
    </style:style>
    <style:style style:name="P5" style:family="paragraph" style:parent-style-name="Standard">
      <style:text-properties fo:language="en" fo:country="US" officeooo:rsid="001dbdd2" officeooo:paragraph-rsid="001dbdd2"/>
    </style:style>
    <style:style style:name="T1" style:family="text">
      <style:text-properties officeooo:rsid="001ad4dc"/>
    </style:style>
    <style:style style:name="T2" style:family="text">
      <style:text-properties officeooo:rsid="001ca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:</text:p>
      <text:p text:style-name="P1">The Woozle Effect: Pooh and Piglet discovering footprints in the snow - must be the Woozle (weasle-like creature)! Follow tracks, &gt; tracks become more numerous &gt; they're onto something. Until Christopher Robing shows them that they have followed their own tracks</text:p>
      <text:p text:style-name="P1"/>
      <text:p text:style-name="P1">Slide 2: </text:p>
      <text:p text:style-name="P1">What does this have to do with science? <text:span text:style-name="T1">&gt; Explain Woozle Effect Due to publication bias</text:span></text:p>
      <text:p text:style-name="P1"/>
      <text:p text:style-name="P3">Slide 3: </text:p>
      <text:p text:style-name="P3">Show Funnel Plots</text:p>
      <text:p text:style-name="P1"/>
      <text:p text:style-name="P2">Slide <text:span text:style-name="T2">4</text:span>: Publication Bias - The Filedrawer problem &gt; how many publications are stored in the filedrawer<text:span text:style-name="T2">?</text:span></text:p>
      <text:p text:style-name="P2"/>
      <text:p text:style-name="P3">Slide 4</text:p>
      <text:p text:style-name="P3"/>
      <text:p text:style-name="P5">Funneling sttatistical evidence:<text:line-break/>plot effect size against precision (standard error, variance or inverse thereof, sample siz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van Grüninger</meta:initial-creator>
    <meta:creation-date>2019-07-07T14:57:14.573976932</meta:creation-date>
    <dc:date>2019-07-08T09:58:49.239194489</dc:date>
    <dc:creator>Servan Grüninger</dc:creator>
    <meta:editing-duration>PT6H50M2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01" meta:character-count="629" meta:non-whitespace-character-count="535"/>
  </office:meta>
</office:document-meta>
</file>